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0" svg:font-family="0"/>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rsid="00900c16" officeooo:paragraph-rsid="001c9e11" style:font-size-asian="8pt" style:font-size-complex="8pt"/>
    </style:style>
    <style:style style:name="P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letter-kerning="true" style:font-name-asian="Liberation Serif1" style:font-size-asian="10pt" style:language-asian="hi" style:country-asian="IN"/>
    </style:style>
    <style:style style:name="P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paragraph-rsid="0043dcfe" style:letter-kerning="true" style:font-name-asian="Liberation Serif1" style:font-size-asian="10pt" style:language-asian="hi" style:country-asian="IN"/>
    </style:style>
    <style:style style:name="P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000000" fo:font-weight="bold" style:letter-kerning="true" style:font-name-asian="Liberation Serif1" style:font-size-asian="10pt" style:language-asian="hi" style:country-asian="IN" style:font-weight-asian="bold"/>
    </style:style>
    <style:style style:name="P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000000" fo:font-weight="bold" officeooo:rsid="001e1889" officeooo:paragraph-rsid="001e1889" style:letter-kerning="true" style:font-name-asian="Liberation Serif1" style:font-size-asian="10pt" style:language-asian="hi" style:country-asian="IN" style:font-weight-asian="bold" style:font-size-complex="10pt" style:font-weight-complex="bold"/>
    </style:style>
    <style:style style:name="P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000000" fo:font-weight="bold" officeooo:rsid="001f0b1d" officeooo:paragraph-rsid="001f0b1d" style:letter-kerning="true" style:font-name-asian="Liberation Serif1" style:font-size-asian="10pt" style:language-asian="hi" style:country-asian="IN" style:font-weight-asian="bold" style:font-size-complex="10pt" style:font-weight-complex="bold"/>
    </style:style>
    <style:style style:name="P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style:letter-kerning="true" style:font-name-asian="Liberation Serif1" style:font-size-asian="10pt" style:language-asian="hi" style:country-asian="IN" style:font-weight-asian="normal"/>
    </style:style>
    <style:style style:name="P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italic" style:text-underline-style="solid" style:text-underline-width="auto" style:text-underline-color="#000000" fo:font-weight="bold" officeooo:rsid="001f0b1d" officeooo:paragraph-rsid="001f0b1d" style:letter-kerning="true" style:font-name-asian="Liberation Serif1" style:font-size-asian="10pt" style:language-asian="hi" style:country-asian="IN" style:font-style-asian="italic" style:font-weight-asian="bold" style:font-size-complex="10pt" style:font-style-complex="italic" style:font-weight-complex="bold"/>
    </style:style>
    <style:style style:name="P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italic" style:text-underline-style="none" fo:font-weight="normal" officeooo:rsid="001f0b1d" officeooo:paragraph-rsid="001f0b1d" style:letter-kerning="true" style:font-name-asian="Liberation Serif1" style:font-size-asian="8.75pt" style:language-asian="hi" style:country-asian="IN" style:font-style-asian="italic" style:font-weight-asian="normal" style:font-size-complex="10pt" style:font-style-complex="italic" style:font-weight-complex="normal"/>
    </style:style>
    <style:style style:name="P1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italic" style:text-underline-style="none" fo:font-weight="normal" officeooo:rsid="0021a60e" officeooo:paragraph-rsid="0021a60e" style:letter-kerning="true" style:font-name-asian="Liberation Serif1" style:font-size-asian="8.75pt" style:language-asian="hi" style:country-asian="IN" style:font-style-asian="italic" style:font-weight-asian="normal" style:font-size-complex="10pt" style:font-style-complex="italic" style:font-weight-complex="normal"/>
    </style:style>
    <style:style style:name="P1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italic" style:text-underline-style="none" fo:font-weight="normal" officeooo:rsid="00233c0d" officeooo:paragraph-rsid="00233c0d" style:letter-kerning="true" style:font-name-asian="Liberation Serif1" style:font-size-asian="8.75pt" style:language-asian="hi" style:country-asian="IN" style:font-style-asian="italic" style:font-weight-asian="normal" style:font-size-complex="10pt" style:font-style-complex="italic" style:font-weight-complex="normal"/>
    </style:style>
    <style:style style:name="P1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italic" style:text-underline-style="none" fo:font-weight="normal" officeooo:rsid="001f0b1d" officeooo:paragraph-rsid="001f0b1d" style:letter-kerning="true" style:font-name-asian="Liberation Serif1" style:font-size-asian="10pt" style:language-asian="hi" style:country-asian="IN" style:font-style-asian="italic" style:font-weight-asian="normal" style:font-size-complex="10pt" style:font-style-complex="italic" style:font-weight-complex="normal"/>
    </style:style>
    <style:style style:name="P1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de1d9" officeooo:paragraph-rsid="001de1d9" style:letter-kerning="true" style:font-name-asian="Liberation Serif1" style:font-size-asian="10pt" style:language-asian="hi" style:country-asian="IN" style:font-style-asian="normal" style:font-weight-asian="normal" style:font-size-complex="10pt" style:font-style-complex="normal" style:font-weight-complex="normal"/>
    </style:style>
    <style:style style:name="P1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e1889" officeooo:paragraph-rsid="001e1889" style:letter-kerning="true" style:font-name-asian="Liberation Serif1" style:font-size-asian="10pt" style:language-asian="hi" style:country-asian="IN" style:font-style-asian="normal" style:font-weight-asian="normal" style:font-size-complex="10pt" style:font-style-complex="normal" style:font-weight-complex="normal"/>
    </style:style>
    <style:style style:name="P1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f0b1d" officeooo:paragraph-rsid="001f0b1d" style:letter-kerning="true" style:font-name-asian="Liberation Serif1" style:font-size-asian="10pt" style:language-asian="hi" style:country-asian="IN" style:font-style-asian="normal" style:font-weight-asian="normal" style:font-size-complex="10pt" style:font-style-complex="normal" style:font-weight-complex="normal"/>
    </style:style>
    <style:style style:name="P1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374fca" officeooo:paragraph-rsid="00374fca" style:letter-kerning="true" style:font-name-asian="Liberation Serif1" style:font-size-asian="10pt" style:language-asian="hi" style:country-asian="IN" style:font-style-asian="normal" style:font-weight-asian="normal" style:font-size-complex="10pt" style:font-style-complex="normal" style:font-weight-complex="normal"/>
    </style:style>
    <style:style style:name="P1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f0b1d" officeooo:paragraph-rsid="001f0b1d"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1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1a60e" officeooo:paragraph-rsid="0021a60e"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1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33c0d" officeooo:paragraph-rsid="00233c0d"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617be" officeooo:paragraph-rsid="002617be"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617be" officeooo:paragraph-rsid="002c758f"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617be" officeooo:paragraph-rsid="002e442c"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617be" officeooo:paragraph-rsid="002e952f"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7cc8e" officeooo:paragraph-rsid="0027cc8e"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c3302" officeooo:paragraph-rsid="002c3302"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c758f" officeooo:paragraph-rsid="002c758f"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32d895" officeooo:paragraph-rsid="0032d895"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36dfe6" officeooo:paragraph-rsid="0036dfe6"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2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3b6a08" officeooo:paragraph-rsid="003b6a08"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3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bold" officeooo:rsid="002c3302" officeooo:paragraph-rsid="002c3302" style:letter-kerning="true" style:font-name-asian="Liberation Serif1" style:font-size-asian="8.75pt" style:language-asian="hi" style:country-asian="IN" style:font-style-asian="normal" style:font-weight-asian="bold" style:font-size-complex="10pt" style:font-style-complex="normal" style:font-weight-complex="bold"/>
    </style:style>
    <style:style style:name="P3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bold" officeooo:rsid="003b6a08" officeooo:paragraph-rsid="003b6a08" style:letter-kerning="true" style:font-name-asian="Liberation Serif1" style:font-size-asian="8.75pt" style:language-asian="hi" style:country-asian="IN" style:font-style-asian="normal" style:font-weight-asian="bold" style:font-size-complex="10pt" style:font-style-complex="normal" style:font-weight-complex="bold"/>
    </style:style>
    <style:style style:name="P3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bold" officeooo:rsid="003fc73b" officeooo:paragraph-rsid="003fc73b" style:letter-kerning="true" style:font-name-asian="Liberation Serif1" style:font-size-asian="8.75pt" style:language-asian="hi" style:country-asian="IN" style:font-style-asian="normal" style:font-weight-asian="bold" style:font-size-complex="10pt" style:font-style-complex="normal" style:font-weight-complex="bold"/>
    </style:style>
    <style:style style:name="P3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924def" officeooo:paragraph-rsid="0044716d" style:letter-kerning="true" style:font-name-asian="Liberation Mono2" style:font-size-asian="10pt" style:language-asian="hi" style:country-asian="IN" style:font-weight-asian="bold" style:font-size-complex="10pt" style:font-weight-complex="bold"/>
    </style:style>
    <style:style style:name="P3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44716d" officeooo:paragraph-rsid="0044716d" style:letter-kerning="true" style:font-name-asian="Liberation Mono2" style:font-size-asian="10pt" style:language-asian="hi" style:country-asian="IN" style:font-weight-asian="bold" style:font-size-complex="10pt" style:font-weight-complex="bold"/>
    </style:style>
    <style:style style:name="P3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2pt" fo:language="en" fo:country="GB" fo:font-style="normal" style:text-underline-style="solid" style:text-underline-width="auto" style:text-underline-color="font-color" fo:font-weight="bold" officeooo:rsid="001f0b1d" officeooo:paragraph-rsid="001f0b1d" style:letter-kerning="true" style:font-name-asian="Liberation Serif1" style:font-size-asian="10.5pt" style:language-asian="hi" style:country-asian="IN" style:font-style-asian="normal" style:font-weight-asian="bold" style:font-size-complex="12pt" style:font-style-complex="normal" style:font-weight-complex="bold"/>
    </style:style>
    <style:style style:name="P3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2pt" fo:language="en" fo:country="GB" fo:font-style="normal" style:text-underline-style="solid" style:text-underline-width="auto" style:text-underline-color="font-color" fo:font-weight="bold" officeooo:rsid="002c3302" officeooo:paragraph-rsid="002c3302" style:letter-kerning="true" style:font-name-asian="Liberation Serif1" style:font-size-asian="10.5pt" style:language-asian="hi" style:country-asian="IN" style:font-style-asian="normal" style:font-weight-asian="bold" style:font-size-complex="12pt" style:font-style-complex="normal" style:font-weight-complex="bold"/>
    </style:style>
    <style:style style:name="P3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2pt" fo:language="en" fo:country="GB" fo:font-style="normal" style:text-underline-style="solid" style:text-underline-width="auto" style:text-underline-color="font-color" fo:font-weight="bold" officeooo:rsid="002617be" officeooo:paragraph-rsid="002617be" style:letter-kerning="true" style:font-name-asian="Liberation Serif1" style:font-size-asian="12pt" style:language-asian="hi" style:country-asian="IN" style:font-style-asian="normal" style:font-weight-asian="bold" style:font-size-complex="12pt" style:font-style-complex="normal" style:font-weight-complex="bold"/>
    </style:style>
    <style:style style:name="P3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2pt" fo:language="en" fo:country="GB" fo:font-style="normal" style:text-underline-style="none" fo:font-weight="normal" officeooo:rsid="002617be" officeooo:paragraph-rsid="002617be" style:letter-kerning="true" style:font-name-asian="Liberation Serif1" style:font-size-asian="12pt" style:language-asian="hi" style:country-asian="IN" style:font-style-asian="normal" style:font-weight-asian="normal" style:font-size-complex="12pt" style:font-style-complex="normal" style:font-weight-complex="normal"/>
    </style:style>
    <style:style style:name="P3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2pt" fo:language="en" fo:country="GB" officeooo:paragraph-rsid="0019a84f" style:letter-kerning="true" style:font-name-asian="Liberation Serif1" style:font-size-asian="12pt" style:language-asian="hi" style:country-asian="IN"/>
    </style:style>
    <style:style style:name="P40"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rsid="001c9e11" officeooo:paragraph-rsid="001c9e11" style:font-size-asian="8.75pt" style:font-weight-asian="normal" style:font-size-complex="10pt" style:font-weight-complex="normal"/>
    </style:style>
    <style:style style:name="P41" style:family="paragraph" style:parent-style-name="Preformatted_20_Text">
      <style:paragraph-properties fo:margin-top="0cm" fo:margin-bottom="0cm" loext:contextual-spacing="false" fo:text-align="start" style:justify-single-word="false" fo:orphans="0" fo:widows="0"/>
      <style:text-properties fo:font-size="10pt" fo:font-style="italic" style:text-underline-style="none" fo:font-weight="normal" officeooo:rsid="001c9e11" officeooo:paragraph-rsid="001c9e11" style:font-size-asian="8.75pt" style:font-style-asian="italic" style:font-weight-asian="normal" style:font-size-complex="10pt" style:font-style-complex="italic" style:font-weight-complex="normal"/>
    </style:style>
    <style:style style:name="P42" style:family="paragraph" style:parent-style-name="Preformatted_20_Text">
      <style:paragraph-properties fo:margin-top="0cm" fo:margin-bottom="0cm" loext:contextual-spacing="false" fo:text-align="start" style:justify-single-word="false" fo:orphans="0" fo:widows="0"/>
      <style:text-properties fo:font-size="10pt" fo:font-style="normal" style:text-underline-style="none" fo:font-weight="normal" officeooo:rsid="001c9e11" officeooo:paragraph-rsid="001c9e11" style:font-size-asian="8.75pt" style:font-style-asian="normal" style:font-weight-asian="normal" style:font-size-complex="10pt" style:font-style-complex="normal" style:font-weight-complex="normal"/>
    </style:style>
    <style:style style:name="P43" style:family="paragraph" style:parent-style-name="Preformatted_20_Text">
      <style:paragraph-properties fo:margin-top="0cm" fo:margin-bottom="0cm" loext:contextual-spacing="false" fo:text-align="start" style:justify-single-word="false" fo:orphans="0" fo:widows="0"/>
      <style:text-properties fo:font-size="10pt" fo:font-style="normal" style:text-underline-style="none" fo:font-weight="normal" officeooo:rsid="001d9e43" officeooo:paragraph-rsid="001c9e11" style:font-size-asian="8.75pt" style:font-style-asian="normal" style:font-weight-asian="normal" style:font-size-complex="10pt" style:font-style-complex="normal" style:font-weight-complex="normal"/>
    </style:style>
    <style:style style:name="P44" style:family="paragraph" style:parent-style-name="Preformatted_20_Text">
      <style:paragraph-properties fo:margin-top="0cm" fo:margin-bottom="0cm" loext:contextual-spacing="false" fo:text-align="start" style:justify-single-word="false" fo:orphans="0" fo:widows="0"/>
      <style:text-properties fo:font-size="10pt" fo:font-style="normal" style:text-underline-style="none" fo:font-weight="normal" officeooo:rsid="001de1d9" officeooo:paragraph-rsid="001de1d9" style:font-size-asian="8.75pt" style:font-style-asian="normal" style:font-weight-asian="normal" style:font-size-complex="10pt" style:font-style-complex="normal" style:font-weight-complex="normal"/>
    </style:style>
    <style:style style:name="P45" style:family="paragraph" style:parent-style-name="Preformatted_20_Text">
      <style:paragraph-properties fo:margin-top="0cm" fo:margin-bottom="0cm" loext:contextual-spacing="false" fo:text-align="start" style:justify-single-word="false" fo:orphans="0" fo:widows="0"/>
      <style:text-properties fo:font-size="10pt" fo:font-style="normal" style:text-underline-style="solid" style:text-underline-width="auto" style:text-underline-color="font-color" fo:font-weight="bold" officeooo:rsid="001c9e11" officeooo:paragraph-rsid="001c9e11" style:font-size-asian="8.75pt" style:font-style-asian="normal" style:font-weight-asian="bold" style:font-size-complex="10pt" style:font-style-complex="normal" style:font-weight-complex="bold"/>
    </style:style>
    <style:style style:name="P46"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officeooo:rsid="001de1d9" officeooo:paragraph-rsid="001de1d9" style:font-size-asian="8.75pt" style:font-weight-asian="bold" style:font-size-complex="10pt" style:font-weight-complex="bold"/>
    </style:style>
    <style:style style:name="P47" style:family="paragraph" style:parent-style-name="Preformatted_20_Text">
      <style:paragraph-properties fo:margin-top="0cm" fo:margin-bottom="0cm" loext:contextual-spacing="false" fo:text-align="start" style:justify-single-word="false" fo:orphans="0" fo:widows="0"/>
      <style:text-properties officeooo:paragraph-rsid="001c9e11"/>
    </style:style>
    <style:style style:name="P48" style:family="paragraph" style:parent-style-name="Preformatted_20_Text">
      <style:paragraph-properties fo:margin-top="0cm" fo:margin-bottom="0cm" loext:contextual-spacing="false" fo:text-align="start" style:justify-single-word="false" fo:orphans="0" fo:widows="0"/>
      <style:text-properties officeooo:paragraph-rsid="0023eee9"/>
    </style:style>
    <style:style style:name="P49" style:family="paragraph" style:parent-style-name="Preformatted_20_Text">
      <style:paragraph-properties fo:margin-top="0cm" fo:margin-bottom="0cm" loext:contextual-spacing="false" fo:text-align="start" style:justify-single-word="false" fo:orphans="0" fo:widows="0"/>
      <style:text-properties fo:font-size="12pt" fo:font-style="normal" style:text-underline-style="none" fo:font-weight="normal" officeooo:rsid="001de1d9" officeooo:paragraph-rsid="001de1d9" style:font-size-asian="10.5pt" style:font-style-asian="normal" style:font-weight-asian="normal" style:font-size-complex="12pt" style:font-style-complex="normal" style:font-weight-complex="normal"/>
    </style:style>
    <style:style style:name="P50" style:family="paragraph" style:parent-style-name="Preformatted_20_Text">
      <style:paragraph-properties fo:margin-top="0cm" fo:margin-bottom="0cm" loext:contextual-spacing="false" fo:text-align="start" style:justify-single-word="false" fo:orphans="0" fo:widows="0"/>
      <style:text-properties style:text-underline-style="solid" style:text-underline-width="auto" style:text-underline-color="font-color" fo:font-weight="bold" officeooo:rsid="0023eee9" officeooo:paragraph-rsid="0023eee9" style:font-weight-asian="bold" style:font-weight-complex="bold"/>
    </style:style>
    <style:style style:name="P51" style:family="paragraph" style:parent-style-name="Preformatted_20_Text">
      <style:paragraph-properties fo:margin-top="0cm" fo:margin-bottom="0cm" loext:contextual-spacing="false" fo:text-align="start" style:justify-single-word="false" fo:orphans="0" fo:widows="0"/>
      <style:text-properties style:text-underline-style="none" fo:font-weight="normal" officeooo:rsid="0023eee9" officeooo:paragraph-rsid="0023eee9" style:font-weight-asian="normal" style:font-weight-complex="normal"/>
    </style:style>
    <style:style style:name="P52" style:family="paragraph" style:parent-style-name="Preformatted_20_Text">
      <style:paragraph-properties fo:margin-top="0cm" fo:margin-bottom="0cm" loext:contextual-spacing="false" fo:text-align="start" style:justify-single-word="false" fo:orphans="0" fo:widows="0"/>
      <style:text-properties style:text-underline-style="none" fo:font-weight="normal" officeooo:rsid="0048ea81" officeooo:paragraph-rsid="0048ea81" style:font-weight-asian="normal" style:font-weight-complex="normal"/>
    </style:style>
    <style:style style:name="P53" style:family="paragraph" style:parent-style-name="Preformatted_20_Text">
      <style:paragraph-properties fo:margin-top="0cm" fo:margin-bottom="0cm" loext:contextual-spacing="false" fo:text-align="start" style:justify-single-word="false" fo:orphans="0" fo:widows="0" fo:break-before="page"/>
      <style:text-properties fo:font-size="12pt" style:text-underline-style="solid" style:text-underline-width="auto" style:text-underline-color="font-color" fo:font-weight="bold" officeooo:rsid="001c9e11" officeooo:paragraph-rsid="001c9e11" style:font-size-asian="10.5pt" style:font-weight-asian="bold" style:font-size-complex="12pt" style:font-weight-complex="bold"/>
    </style:style>
    <style:style style:name="P54" style:family="paragraph" style:parent-style-name="Preformatted_20_Text">
      <style:paragraph-properties fo:margin-top="0cm" fo:margin-bottom="0cm" loext:contextual-spacing="false" fo:text-align="start" style:justify-single-word="false" fo:orphans="0" fo:widows="0" fo:break-before="page"/>
      <style:text-properties fo:font-size="12pt" style:text-underline-style="solid" style:text-underline-width="auto" style:text-underline-color="font-color" fo:font-weight="bold" officeooo:rsid="001de1d9" officeooo:paragraph-rsid="001de1d9" style:font-size-asian="10.5pt" style:font-weight-asian="bold" style:font-size-complex="12pt" style:font-weight-complex="bold"/>
    </style:style>
    <style:style style:name="P55"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2pt" fo:language="en" fo:country="GB" fo:font-style="normal" style:text-underline-style="solid" style:text-underline-width="auto" style:text-underline-color="font-color" fo:font-weight="bold" officeooo:rsid="001f0b1d" officeooo:paragraph-rsid="001f0b1d" style:letter-kerning="true" style:font-name-asian="Liberation Serif1" style:font-size-asian="10.5pt" style:language-asian="hi" style:country-asian="IN" style:font-style-asian="normal" style:font-weight-asian="bold" style:font-size-complex="12pt" style:font-style-complex="normal" style:font-weight-complex="bold"/>
    </style:style>
    <style:style style:name="P56"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2pt" fo:language="en" fo:country="GB" fo:font-style="normal" style:text-underline-style="solid" style:text-underline-width="auto" style:text-underline-color="font-color" fo:font-weight="bold" officeooo:rsid="0021a60e" officeooo:paragraph-rsid="0021a60e" style:letter-kerning="true" style:font-name-asian="Liberation Serif1" style:font-size-asian="10.5pt" style:language-asian="hi" style:country-asian="IN" style:font-style-asian="normal" style:font-weight-asian="bold" style:font-size-complex="12pt" style:font-style-complex="normal" style:font-weight-complex="bold"/>
    </style:style>
    <style:style style:name="P57"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2pt" fo:language="en" fo:country="GB" fo:font-style="normal" style:text-underline-style="solid" style:text-underline-width="auto" style:text-underline-color="font-color" fo:font-weight="bold" officeooo:rsid="002c3302" officeooo:paragraph-rsid="002c3302" style:letter-kerning="true" style:font-name-asian="Liberation Serif1" style:font-size-asian="10.5pt" style:language-asian="hi" style:country-asian="IN" style:font-style-asian="normal" style:font-weight-asian="bold" style:font-size-complex="12pt" style:font-style-complex="normal" style:font-weight-complex="bold"/>
    </style:style>
    <style:style style:name="P58"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2pt" fo:language="en" fo:country="GB" fo:font-style="normal" style:text-underline-style="solid" style:text-underline-width="auto" style:text-underline-color="font-color" fo:font-weight="bold" officeooo:rsid="002617be" officeooo:paragraph-rsid="002617be" style:letter-kerning="true" style:font-name-asian="Liberation Serif1" style:font-size-asian="12pt" style:language-asian="hi" style:country-asian="IN" style:font-style-asian="normal" style:font-weight-asian="bold" style:font-size-complex="12pt" style:font-style-complex="normal" style:font-weight-complex="bold"/>
    </style:style>
    <style:style style:name="P59"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0pt" fo:language="en" fo:country="GB" style:text-underline-style="solid" style:text-underline-width="auto" style:text-underline-color="font-color" fo:font-weight="bold" officeooo:rsid="0044716d" officeooo:paragraph-rsid="0044716d" style:letter-kerning="true" style:font-name-asian="Liberation Mono2" style:font-size-asian="10pt" style:language-asian="hi" style:country-asian="IN" style:font-weight-asian="bold" style:font-size-complex="10pt" style:font-weight-complex="bold"/>
    </style:style>
    <style:style style:name="P60"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fo:font-style="normal" style:text-underline-style="solid" style:text-underline-width="auto" style:text-underline-color="font-color" fo:font-weight="bold" officeooo:rsid="00ac3e86" officeooo:paragraph-rsid="0041904b" style:letter-kerning="true" style:font-name-asian="Liberation Serif1" style:font-size-asian="10pt" style:language-asian="hi" style:country-asian="IN" style:font-style-asian="normal" style:font-weight-asian="bold" style:font-size-complex="10pt" style:font-style-complex="normal" style:font-weight-complex="bold"/>
    </style:style>
    <style:style style:name="P61"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fo:font-style="normal" style:text-underline-style="none" fo:font-weight="normal" officeooo:rsid="009baef3" officeooo:paragraph-rsid="0044716d" style:letter-kerning="true" style:font-name-asian="Liberation Serif1" style:font-size-asian="10pt" style:language-asian="hi" style:country-asian="IN" style:font-style-asian="normal" style:font-weight-asian="normal" style:font-size-complex="10pt" style:font-style-complex="normal" style:font-weight-complex="normal"/>
    </style:style>
    <style:style style:name="P62"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9baef3" officeooo:paragraph-rsid="0044716d" style:letter-kerning="true" style:font-name-asian="Liberation Serif1" style:font-size-asian="10pt" style:language-asian="hi" style:country-asian="IN" style:font-weight-asian="normal" style:font-size-complex="10pt" style:font-weight-complex="normal"/>
    </style:style>
    <style:style style:name="P63"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044716d" style:letter-kerning="true" style:font-name-asian="Liberation Serif1" style:font-size-asian="10pt" style:language-asian="hi" style:country-asian="IN" style:font-weight-asian="normal" style:font-size-complex="10pt" style:font-weight-complex="normal"/>
    </style:style>
    <style:style style:name="P64" style:family="paragraph" style:parent-style-name="Standard">
      <style:text-properties style:font-name="Liberation Mono1" fo:font-size="10pt" style:text-underline-style="solid" style:text-underline-width="auto" style:text-underline-color="font-color" fo:font-weight="bold" officeooo:rsid="0041904b" officeooo:paragraph-rsid="0044716d" style:font-size-asian="10pt" style:font-weight-asian="bold" style:font-size-complex="10pt" style:font-weight-complex="bold"/>
    </style:style>
    <style:style style:name="P65" style:family="paragraph" style:parent-style-name="Standard">
      <style:text-properties style:font-name="Liberation Mono1" fo:font-size="10pt" style:text-underline-style="solid" style:text-underline-width="auto" style:text-underline-color="font-color" fo:font-weight="bold" officeooo:rsid="00924def" officeooo:paragraph-rsid="0044716d" style:font-size-asian="10pt" style:font-weight-asian="bold" style:font-size-complex="10pt" style:font-weight-complex="bold"/>
    </style:style>
    <style:style style:name="P66" style:family="paragraph" style:parent-style-name="Standard">
      <style:text-properties style:font-name="Liberation Mono1" fo:font-size="10pt" style:text-underline-style="solid" style:text-underline-width="auto" style:text-underline-color="font-color" fo:font-weight="bold" officeooo:rsid="0022dbc6" officeooo:paragraph-rsid="0044716d" style:font-size-asian="10pt" style:font-weight-asian="bold" style:font-size-complex="10pt" style:font-weight-complex="bold"/>
    </style:style>
    <style:style style:name="P67" style:family="paragraph" style:parent-style-name="Standard">
      <style:text-properties style:font-name="Liberation Mono1" fo:font-size="10pt" style:text-underline-style="none" fo:font-weight="normal" officeooo:rsid="00ac3e86" officeooo:paragraph-rsid="0041904b" style:font-size-asian="10pt" style:font-weight-asian="normal" style:font-size-complex="10pt" style:font-weight-complex="normal"/>
    </style:style>
    <style:style style:name="P68" style:family="paragraph" style:parent-style-name="Standard">
      <style:text-properties style:font-name="Liberation Mono1" fo:font-size="10pt" style:text-underline-style="none" fo:font-weight="normal" officeooo:rsid="00ac3e86" officeooo:paragraph-rsid="0044716d" style:font-size-asian="10pt" style:font-weight-asian="normal" style:font-size-complex="10pt" style:font-weight-complex="normal"/>
    </style:style>
    <style:style style:name="P69" style:family="paragraph" style:parent-style-name="Standard">
      <style:text-properties style:font-name="Liberation Mono1" fo:font-size="10pt" style:text-underline-style="none" fo:font-weight="normal" officeooo:rsid="00af70a4" officeooo:paragraph-rsid="0041904b" style:font-size-asian="10pt" style:font-weight-asian="normal" style:font-size-complex="10pt" style:font-weight-complex="normal"/>
    </style:style>
    <style:style style:name="P70" style:family="paragraph" style:parent-style-name="Standard">
      <style:text-properties style:font-name="Liberation Mono1" fo:font-size="10pt" style:text-underline-style="none" fo:font-weight="normal" officeooo:rsid="0041904b" officeooo:paragraph-rsid="0041904b" style:font-size-asian="10pt" style:font-weight-asian="normal" style:font-size-complex="10pt" style:font-weight-complex="normal"/>
    </style:style>
    <style:style style:name="P71" style:family="paragraph" style:parent-style-name="Standard">
      <style:text-properties style:font-name="Liberation Mono1" fo:font-size="10pt" style:text-underline-style="none" fo:font-weight="normal" officeooo:rsid="003fc73b" officeooo:paragraph-rsid="0044716d" style:font-size-asian="10pt" style:font-weight-asian="normal" style:font-size-complex="10pt" style:font-weight-complex="normal"/>
    </style:style>
    <style:style style:name="P72" style:family="paragraph" style:parent-style-name="Standard">
      <style:text-properties style:font-name="Liberation Mono1" fo:font-size="10pt" style:text-underline-style="none" fo:font-weight="normal" officeooo:rsid="004a8878" officeooo:paragraph-rsid="004a8878" style:font-size-asian="10pt" style:font-weight-asian="normal" style:font-size-complex="10pt" style:font-weight-complex="normal"/>
    </style:style>
    <style:style style:name="P73" style:family="paragraph" style:parent-style-name="Standard">
      <style:text-properties style:font-name="Liberation Mono1" fo:font-size="10pt" fo:font-style="normal" style:text-underline-style="none" fo:font-weight="normal" officeooo:rsid="00af70a4" officeooo:paragraph-rsid="0041904b" style:font-size-asian="10pt" style:font-style-asian="normal" style:font-weight-asian="normal" style:font-size-complex="10pt" style:font-style-complex="normal" style:font-weight-complex="normal"/>
    </style:style>
    <style:style style:name="P74" style:family="paragraph" style:parent-style-name="Standard">
      <style:text-properties style:font-name="Liberation Mono1" fo:font-size="10pt" officeooo:rsid="00221043" officeooo:paragraph-rsid="0044716d" style:font-size-asian="10pt" style:font-size-complex="10pt"/>
    </style:style>
    <style:style style:name="P75" style:family="paragraph" style:parent-style-name="Standard">
      <style:text-properties style:font-name="Liberation Mono1" fo:font-size="10pt" officeooo:rsid="00ccf601" officeooo:paragraph-rsid="0044716d" style:font-size-asian="10pt" style:font-size-complex="10pt"/>
    </style:style>
    <style:style style:name="P76" style:family="paragraph" style:parent-style-name="Standard">
      <style:text-properties style:font-name="Liberation Mono1" fo:font-size="10pt" officeooo:rsid="00ccf601" officeooo:paragraph-rsid="004acdd2" style:font-size-asian="10pt" style:font-size-complex="10pt"/>
    </style:style>
    <style:style style:name="P77" style:family="paragraph" style:parent-style-name="Standard">
      <style:text-properties style:font-name="Liberation Mono1" fo:font-size="10pt" officeooo:rsid="00ce2b58" officeooo:paragraph-rsid="0044716d" style:font-size-asian="10pt" style:font-size-complex="10pt"/>
    </style:style>
    <style:style style:name="P78" style:family="paragraph" style:parent-style-name="Standard">
      <style:text-properties style:font-name="Liberation Mono1" fo:font-size="10pt" fo:font-style="normal" style:text-underline-style="none" fo:font-weight="normal" officeooo:rsid="00ac3e86" officeooo:paragraph-rsid="0041904b" style:font-size-asian="10pt" style:font-style-asian="normal" style:font-weight-asian="normal" style:font-size-complex="10pt" style:font-style-complex="normal" style:font-weight-complex="normal"/>
    </style:style>
    <style:style style:name="P79" style:family="paragraph" style:parent-style-name="Standard">
      <style:text-properties style:font-name="Liberation Mono1" fo:font-size="10pt" fo:font-style="normal" style:text-underline-style="none" fo:font-weight="normal" officeooo:rsid="00ac3e86" officeooo:paragraph-rsid="0044716d" style:font-size-asian="10pt" style:font-style-asian="normal" style:font-weight-asian="normal" style:font-size-complex="10pt" style:font-style-complex="normal" style:font-weight-complex="normal"/>
    </style:style>
    <style:style style:name="P80" style:family="paragraph" style:parent-style-name="Standard" style:list-style-name="L7">
      <style:text-properties style:font-name="Liberation Mono1" fo:font-size="10pt" fo:font-style="normal" style:text-underline-style="none" fo:font-weight="normal" officeooo:rsid="00af70a4" officeooo:paragraph-rsid="0041904b" style:font-size-asian="10pt" style:font-style-asian="normal" style:font-weight-asian="normal" style:font-size-complex="10pt" style:font-style-complex="normal" style:font-weight-complex="normal"/>
    </style:style>
    <style:style style:name="P81" style:family="paragraph" style:parent-style-name="Standard" style:list-style-name="L7">
      <style:text-properties style:font-name="Liberation Mono1" fo:font-size="10pt" style:text-underline-style="none" fo:font-weight="normal" officeooo:rsid="00af70a4" officeooo:paragraph-rsid="0041904b" style:font-size-asian="10pt" style:font-weight-asian="normal" style:font-size-complex="10pt" style:font-weight-complex="normal"/>
    </style:style>
    <style:style style:name="P82" style:family="paragraph" style:parent-style-name="Standard">
      <style:text-properties style:font-name="Liberation Mono1" fo:font-size="10pt" officeooo:rsid="00221043" officeooo:paragraph-rsid="004c7ff3" style:font-size-asian="10pt" style:font-size-complex="10pt"/>
    </style:style>
    <style:style style:name="P83" style:family="paragraph" style:parent-style-name="Standard">
      <style:text-properties style:font-name="Liberation Mono1" fo:font-size="10pt" officeooo:rsid="00ccf601" officeooo:paragraph-rsid="004c7ff3" style:font-size-asian="10pt" style:font-size-complex="10pt"/>
    </style:style>
    <style:style style:name="P84" style:family="paragraph" style:parent-style-name="Preformatted_20_Text" style:master-page-name="Standard">
      <style:paragraph-properties fo:margin-top="0cm" fo:margin-bottom="0cm" loext:contextual-spacing="false" fo:text-align="start" style:justify-single-word="false" fo:orphans="0" fo:widows="0" style:page-number="auto"/>
      <style:text-properties fo:color="#000000" style:font-name="Liberation Mono" fo:font-size="12pt" fo:language="en" fo:country="GB" style:text-underline-style="solid" style:text-underline-width="auto" style:text-underline-color="#000000" fo:font-weight="bold" officeooo:rsid="00460089" style:letter-kerning="true" style:font-name-asian="Liberation Serif1" style:font-size-asian="12pt" style:language-asian="hi" style:country-asian="IN" style:font-weight-asian="bold"/>
    </style:style>
    <style:style style:name="P85"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2pt" fo:language="en" fo:country="GB" style:text-underline-style="solid" style:text-underline-width="auto" style:text-underline-color="#000000" fo:font-weight="bold" officeooo:rsid="0019a84f" officeooo:paragraph-rsid="0019a84f" style:letter-kerning="true" style:font-name-asian="Liberation Serif1" style:font-size-asian="12pt" style:language-asian="hi" style:country-asian="IN" style:font-weight-asian="bold" style:font-size-complex="12pt"/>
    </style:style>
    <style:style style:name="P86" style:family="paragraph" style:parent-style-name="Preformatted_20_Text">
      <style:paragraph-properties fo:margin-top="0cm" fo:margin-bottom="0cm" loext:contextual-spacing="false" fo:text-align="start" style:justify-single-word="false" fo:orphans="0" fo:widows="0" fo:break-before="page"/>
      <style:text-properties fo:font-size="12pt" style:text-underline-style="solid" style:text-underline-width="auto" style:text-underline-color="font-color" fo:font-weight="bold" officeooo:rsid="0023eee9" officeooo:paragraph-rsid="0023eee9" style:font-size-asian="12pt" style:font-weight-asian="bold" style:font-size-complex="12pt" style:font-weight-complex="bold"/>
    </style:style>
    <style:style style:name="P87" style:family="paragraph" style:parent-style-name="Preformatted_20_Text" style:list-style-name="L1">
      <style:paragraph-properties fo:margin-top="0cm" fo:margin-bottom="0cm" loext:contextual-spacing="false" fo:text-align="start" style:justify-single-word="false" fo:orphans="0" fo:widows="0"/>
      <style:text-properties fo:font-size="10pt" style:text-underline-style="none" fo:font-weight="normal" officeooo:rsid="001c9e11" officeooo:paragraph-rsid="001c9e11" style:font-size-asian="8.75pt" style:font-weight-asian="normal" style:font-size-complex="10pt" style:font-weight-complex="normal"/>
    </style:style>
    <style:style style:name="P88" style:family="paragraph" style:parent-style-name="Preformatted_20_Text" style:list-style-name="L2">
      <style:paragraph-properties fo:margin-top="0cm" fo:margin-bottom="0cm" loext:contextual-spacing="false" fo:text-align="start" style:justify-single-word="false" fo:orphans="0" fo:widows="0"/>
      <style:text-properties fo:font-size="10pt" fo:font-style="normal" style:text-underline-style="none" fo:font-weight="normal" officeooo:rsid="001de1d9" officeooo:paragraph-rsid="001de1d9" style:font-size-asian="8.75pt" style:font-style-asian="normal" style:font-weight-asian="normal" style:font-size-complex="10pt" style:font-style-complex="normal" style:font-weight-complex="normal"/>
    </style:style>
    <style:style style:name="P89" style:family="paragraph" style:parent-style-name="Preformatted_20_Text" style:list-style-name="L2">
      <style:paragraph-properties fo:margin-top="0cm" fo:margin-bottom="0cm" loext:contextual-spacing="false" fo:text-align="start" style:justify-single-word="false" fo:orphans="0" fo:widows="0">
        <style:tab-stops/>
      </style:paragraph-properties>
      <style:text-properties fo:color="#000000" style:font-name="Liberation Mono" fo:font-size="10pt" fo:language="en" fo:country="GB" style:text-underline-style="none" fo:font-weight="normal" officeooo:paragraph-rsid="001de1d9" style:letter-kerning="true" style:font-name-asian="Liberation Serif1" style:font-size-asian="10pt" style:language-asian="hi" style:country-asian="IN" style:font-weight-asian="normal"/>
    </style:style>
    <style:style style:name="P90" style:family="paragraph" style:parent-style-name="Preformatted_20_Text" style:list-style-name="L3">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f0b1d" officeooo:paragraph-rsid="001f0b1d" style:letter-kerning="true" style:font-name-asian="Liberation Serif1" style:font-size-asian="10pt" style:language-asian="hi" style:country-asian="IN" style:font-style-asian="normal" style:font-weight-asian="normal" style:font-size-complex="10pt" style:font-style-complex="normal" style:font-weight-complex="normal"/>
    </style:style>
    <style:style style:name="P91" style:family="paragraph" style:parent-style-name="Preformatted_20_Text" style:list-style-name="L4">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f0b1d" officeooo:paragraph-rsid="001f0b1d"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92" style:family="paragraph" style:parent-style-name="Preformatted_20_Text" style:list-style-name="L5">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1f0b1d" officeooo:paragraph-rsid="001f0b1d"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93" style:family="paragraph" style:parent-style-name="Preformatted_20_Text" style:list-style-name="L6">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normal" officeooo:rsid="00233c0d" officeooo:paragraph-rsid="00233c0d" style:letter-kerning="true" style:font-name-asian="Liberation Serif1" style:font-size-asian="8.75pt" style:language-asian="hi" style:country-asian="IN" style:font-style-asian="normal" style:font-weight-asian="normal" style:font-size-complex="10pt" style:font-style-complex="normal" style:font-weight-complex="normal"/>
    </style:style>
    <style:style style:name="P94" style:family="paragraph" style:parent-style-name="Preformatted_20_Text" style:list-style-name="L6">
      <style:paragraph-properties fo:margin-top="0cm" fo:margin-bottom="0cm" loext:contextual-spacing="false" fo:text-align="start" style:justify-single-word="false" fo:orphans="0" fo:widows="0"/>
      <style:text-properties fo:color="#000000" style:font-name="Liberation Mono" fo:font-size="10pt" fo:language="en" fo:country="GB" fo:font-style="normal" style:text-underline-style="none" fo:font-weight="bold" officeooo:rsid="003fc73b" officeooo:paragraph-rsid="003fc73b" style:letter-kerning="true" style:font-name-asian="Liberation Serif1" style:font-size-asian="8.75pt" style:language-asian="hi" style:country-asian="IN" style:font-style-asian="normal" style:font-weight-asian="bold" style:font-size-complex="10pt" style:font-style-complex="normal" style:font-weight-complex="bold"/>
    </style:style>
    <style:style style:name="P95" style:family="paragraph" style:parent-style-name="Preformatted_20_Text" style:list-style-name="L6">
      <style:paragraph-properties fo:margin-top="0cm" fo:margin-bottom="0cm" loext:contextual-spacing="false" fo:text-align="start" style:justify-single-word="false" fo:orphans="0" fo:widows="0"/>
      <style:text-properties fo:color="#000000" style:font-name="Liberation Mono" fo:font-size="10pt" fo:language="en" fo:country="GB" fo:font-style="italic" style:text-underline-style="none" fo:font-weight="normal" officeooo:rsid="00233c0d" officeooo:paragraph-rsid="00233c0d" style:letter-kerning="true" style:font-name-asian="Liberation Serif1" style:font-size-asian="8.75pt" style:language-asian="hi" style:country-asian="IN" style:font-style-asian="italic" style:font-weight-asian="normal" style:font-size-complex="10pt" style:font-style-complex="italic" style:font-weight-complex="normal"/>
    </style:style>
    <style:style style:name="P96" style:family="paragraph" style:parent-style-name="Preformatted_20_Text" style:list-style-name="WWNum1">
      <style:paragraph-properties fo:margin-left="1.27cm" fo:margin-right="0cm" fo:margin-top="0cm" fo:margin-bottom="0cm" loext:contextual-spacing="false" fo:text-align="start" style:justify-single-word="false" fo:orphans="0" fo:widows="0" fo:text-indent="-0.635cm" style:auto-text-indent="false">
        <style:tab-stops/>
      </style:paragraph-properties>
      <style:text-properties fo:color="#000000" style:font-name="Liberation Mono" fo:font-size="10pt" fo:language="en" fo:country="GB" style:text-underline-style="none" fo:font-weight="normal" style:letter-kerning="true" style:font-name-asian="Liberation Serif1" style:font-size-asian="10pt" style:language-asian="hi" style:country-asian="IN" style:font-weight-asian="normal"/>
    </style:style>
    <style:style style:name="P97" style:family="paragraph" style:parent-style-name="Preformatted_20_Text" style:list-style-name="WWNum2">
      <style:paragraph-properties fo:margin-left="1.27cm" fo:margin-right="0cm" fo:margin-top="0cm" fo:margin-bottom="0cm" loext:contextual-spacing="false" fo:text-align="start" style:justify-single-word="false" fo:orphans="0" fo:widows="0" fo:text-indent="-0.635cm" style:auto-text-indent="false">
        <style:tab-stops/>
      </style:paragraph-properties>
    </style:style>
    <style:style style:name="T1" style:family="text">
      <style:text-properties officeooo:rsid="004f2d8a"/>
    </style:style>
    <style:style style:name="T2" style:family="text">
      <style:text-properties fo:color="#000000" style:font-name="Liberation Mono" fo:font-size="10pt" fo:language="en" fo:country="GB" style:letter-kerning="true" style:font-name-asian="Liberation Serif1" style:font-size-asian="10pt" style:language-asian="hi" style:country-asian="IN"/>
    </style:style>
    <style:style style:name="T3" style:family="text">
      <style:text-properties fo:color="#000000" style:font-name="Liberation Mono" fo:font-size="10pt" fo:language="en" fo:country="GB" fo:font-weight="bold" style:letter-kerning="true" style:font-name-asian="Liberation Serif1" style:font-size-asian="10pt" style:language-asian="hi" style:country-asian="IN" style:font-weight-asian="bold"/>
    </style:style>
    <style:style style:name="T4" style:family="text">
      <style:text-properties officeooo:rsid="0019a84f"/>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d9e43" style:font-style-asian="normal" style:font-style-complex="normal"/>
    </style:style>
    <style:style style:name="T10" style:family="text">
      <style:text-properties fo:font-style="normal" officeooo:rsid="0041904b"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24819e"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ize="10pt" fo:font-style="normal" style:text-underline-style="none" fo:font-weight="normal" officeooo:rsid="001c9e11" style:font-size-asian="8.75pt" style:font-style-asian="normal" style:font-weight-asian="normal" style:font-size-complex="10pt" style:font-style-complex="normal" style:font-weight-complex="normal"/>
    </style:style>
    <style:style style:name="T18" style:family="text">
      <style:text-properties fo:font-size="10pt" fo:font-style="normal" style:text-underline-style="none" fo:font-weight="normal" officeooo:rsid="001ceab9" style:font-size-asian="8.75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1d9e43" style:font-size-asian="8.75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bold" officeooo:rsid="001ceab9" style:font-size-asian="8.75pt" style:font-style-asian="normal" style:font-weight-asian="bold" style:font-size-complex="10pt" style:font-style-complex="normal" style:font-weight-complex="bold"/>
    </style:style>
    <style:style style:name="T21" style:family="text">
      <style:text-properties fo:font-size="10pt" fo:font-style="normal" style:text-underline-style="none" fo:font-weight="bold" officeooo:rsid="001d9e43" style:font-size-asian="8.75pt" style:font-style-asian="normal" style:font-weight-asian="bold" style:font-size-complex="10pt" style:font-style-complex="normal" style:font-weight-complex="bold"/>
    </style:style>
    <style:style style:name="T22" style:family="text">
      <style:text-properties officeooo:rsid="001de1d9"/>
    </style:style>
    <style:style style:name="T23" style:family="text">
      <style:text-properties fo:font-weight="normal" style:font-weight-asian="normal" style:font-weight-complex="normal"/>
    </style:style>
    <style:style style:name="T24" style:family="text">
      <style:text-properties officeooo:rsid="002532f8"/>
    </style:style>
    <style:style style:name="T25" style:family="text">
      <style:text-properties style:font-name="Liberation Mono1" style:font-name-complex="Liberation Serif1"/>
    </style:style>
    <style:style style:name="T26" style:family="text">
      <style:text-properties style:font-name="Liberation Mono1" officeooo:rsid="002617be" style:font-name-complex="Liberation Serif1"/>
    </style:style>
    <style:style style:name="T27" style:family="text">
      <style:text-properties style:font-name="Liberation Mono1" officeooo:rsid="0029a427" style:font-name-complex="Liberation Serif1"/>
    </style:style>
    <style:style style:name="T28" style:family="text">
      <style:text-properties style:font-name="Liberation Mono1" officeooo:rsid="002a77cf" style:font-name-complex="Liberation Serif1"/>
    </style:style>
    <style:style style:name="T29" style:family="text">
      <style:text-properties style:font-name="Liberation Mono1" officeooo:rsid="002ad696" style:font-name-complex="Liberation Serif1"/>
    </style:style>
    <style:style style:name="T30" style:family="text">
      <style:text-properties style:font-name="Liberation Mono1" officeooo:rsid="0030645e" style:font-name-complex="Liberation Serif1"/>
    </style:style>
    <style:style style:name="T31" style:family="text">
      <style:text-properties style:font-name="Liberation Mono1" officeooo:rsid="00317911" style:font-name-complex="Liberation Serif1"/>
    </style:style>
    <style:style style:name="T32" style:family="text">
      <style:text-properties officeooo:rsid="0030645e"/>
    </style:style>
    <style:style style:name="T33" style:family="text">
      <style:text-properties officeooo:rsid="00317911"/>
    </style:style>
    <style:style style:name="T34" style:family="text">
      <style:text-properties officeooo:rsid="0032d895"/>
    </style:style>
    <style:style style:name="T35" style:family="text">
      <style:text-properties officeooo:rsid="00356c2f"/>
    </style:style>
    <style:style style:name="T36" style:family="text">
      <style:text-properties officeooo:rsid="00397add"/>
    </style:style>
    <style:style style:name="T37" style:family="text">
      <style:text-properties officeooo:rsid="009baef3"/>
    </style:style>
    <style:style style:name="T38" style:family="text">
      <style:text-properties officeooo:rsid="003e8536"/>
    </style:style>
    <style:style style:name="T39" style:family="text">
      <style:text-properties officeooo:rsid="003fc73b"/>
    </style:style>
    <style:style style:name="T40" style:family="text">
      <style:text-properties officeooo:rsid="0041904b"/>
    </style:style>
    <style:style style:name="T41" style:family="text">
      <style:text-properties officeooo:rsid="00431d26"/>
    </style:style>
    <style:style style:name="T42" style:family="text">
      <style:text-properties officeooo:rsid="00ce2b58"/>
    </style:style>
    <style:style style:name="T43" style:family="text">
      <style:text-properties officeooo:rsid="0025929d"/>
    </style:style>
    <style:style style:name="T44" style:family="text">
      <style:text-properties officeooo:rsid="002edc73"/>
    </style:style>
    <style:style style:name="T45" style:family="text">
      <style:text-properties officeooo:rsid="003451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NextOS Editor features (Updated 17 Jan 2018)</text:p>
      <text:p text:style-name="P2"/>
      <text:p text:style-name="P2">This document describes the planned changes <text:span text:style-name="T4">in the editor and menu system</text:span> between the version of <text:span text:style-name="T4">the </text:span>+3e currently available from the +3e website (+3e v1.43) and the <text:span text:style-name="T41">cased machines</text:span> launch version of Next<text:span text:style-name="T4">OS</text:span> (which will be released as NextOS v2.00).</text:p>
      <text:p text:style-name="P74"/>
      <text:p text:style-name="P75">This should be read in conjunction with the other documents:</text:p>
      <text:p text:style-name="P75"><text:tab/>NextBASIC file-related commands <text:span text:style-name="T42">and features</text:span></text:p>
      <text:p text:style-name="P75"><text:tab/>NextBASIC <text:span text:style-name="T43">new</text:span> commands <text:span text:style-name="T42">and features</text:span></text:p>
      <text:p text:style-name="P76"><text:tab/><text:span text:style-name="T44">NextOS API</text:span></text:p>
      <text:p text:style-name="P83"><text:tab/><text:span text:style-name="T45">NextOS Unimplemented features</text:span></text:p>
      <text:p text:style-name="P82"/>
      <text:p text:style-name="P77">A list of updates made to this document is now provided at the end.</text:p>
      <text:p text:style-name="P66"/>
      <text:p text:style-name="P3"/>
      <text:p text:style-name="P3">Note that there will be a Spanish language version available, as with the +3 and +3e ROMs. These have translated messages and a slightly different character set, but command names are unchanged.</text:p>
      <text:p text:style-name="P39"/>
      <text:p text:style-name="P85">Additional editing functions</text:p>
      <text:p text:style-name="P7">The NextBASIC editor is enhanced from the original +3e v1.43 editor as follows:</text:p>
      <text:p text:style-name="P4"/>
      <text:p text:style-name="P7">1. The current mode is now reflected in the cursor colour (flashes alternately with white):</text:p>
      <text:list xml:id="list7177830760478667934" text:style-name="WWNum1">
        <text:list-item>
          <text:p text:style-name="P96">normal text entry: blue (as previously)</text:p>
        </text:list-item>
        <text:list-item>
          <text:p text:style-name="P96">CAPS lock on: cyan</text:p>
        </text:list-item>
        <text:list-item>
          <text:p text:style-name="P96">GRAPHICS mode: magenta</text:p>
        </text:list-item>
        <text:list-item>
          <text:p text:style-name="P96">EXTEND mode: green</text:p>
        </text:list-item>
        <text:list-item>
          <text:p text:style-name="P96">error marker: red (as previously)</text:p>
        </text:list-item>
      </text:list>
      <text:p text:style-name="P4"/>
      <text:p text:style-name="P7">2. Extended mode symbols shown in red below the keys (ie ~ | \ [ ] { }) can be entered either by entering EXTEND mode and then pressing SYMBOL-SHIFT plus the key, OR by just pressing SYMBOL-SHIFT plus the key in normal/CAPS modes.</text:p>
      <text:p text:style-name="P4"/>
      <text:p text:style-name="P7">The exception is the copyright symbol, which can either be entered in EXTEND mode by pressing SYMBOL-SHIFT plus P, or in normal/CAPS mode by pressing SYMBOL-SHIFT plus Q.</text:p>
      <text:p text:style-name="P4"/>
      <text:p text:style-name="P7">3. The following additional editing keys are available (EXTEND,key means press and release the EXTEND key (to enter EXTEND mode) and then press the key):</text:p>
      <text:list xml:id="list2853248480316942832" text:style-name="WWNum2">
        <text:list-item>
          <text:p text:style-name="P97"><text:span text:style-name="T3">EXTEND,EDIT</text:span><text:span text:style-name="T2"> - Switch between full/lower screen editor (same as choosing Screen from the edit menu)</text:span></text:p>
        </text:list-item>
        <text:list-item>
          <text:p text:style-name="P97"><text:span text:style-name="T3">EXTEND,CURSOR LEFT</text:span><text:span text:style-name="T2"> - Move to start of BASIC line</text:span></text:p>
        </text:list-item>
        <text:list-item>
          <text:p text:style-name="P97"><text:span text:style-name="T3">EXTEND,CURSOR RIGHT</text:span><text:span text:style-name="T2"> - Move to end of BASIC line</text:span></text:p>
        </text:list-item>
        <text:list-item>
          <text:p text:style-name="P97"><text:span text:style-name="T3">EXTEND,CURSOR UP</text:span><text:span text:style-name="T2"> - Move up 10 screen lines</text:span></text:p>
        </text:list-item>
        <text:list-item>
          <text:p text:style-name="P97"><text:span text:style-name="T3">EXTEND,CURSOR DOWN</text:span><text:span text:style-name="T2"> - Move down 10 screen lines</text:span></text:p>
        </text:list-item>
        <text:list-item>
          <text:p text:style-name="P97"><text:span text:style-name="T3">EXTEND,GRAPHICS</text:span><text:span text:style-name="T2"> - Move to start of program</text:span></text:p>
        </text:list-item>
        <text:list-item>
          <text:p text:style-name="P97"><text:span text:style-name="T3">EXTEND,CAPS LOCK</text:span><text:span text:style-name="T2"> - Move to end of program</text:span></text:p>
        </text:list-item>
        <text:list-item>
          <text:p text:style-name="P97"><text:span text:style-name="T3">TRUE VIDEO</text:span><text:span text:style-name="T2"> - Move left one word</text:span></text:p>
        </text:list-item>
        <text:list-item>
          <text:p text:style-name="P97"><text:span text:style-name="T3">INVERSE VIDEO</text:span><text:span text:style-name="T2"> - Move right one word</text:span></text:p>
        </text:list-item>
        <text:list-item>
          <text:p text:style-name="P97"><text:span text:style-name="T3">EXTEND,TRUE VIDEO</text:span><text:span text:style-name="T2"> - Delete word left</text:span></text:p>
        </text:list-item>
        <text:list-item>
          <text:p text:style-name="P97"><text:span text:style-name="T3">EXTEND,INVERSE VIDEO</text:span><text:span text:style-name="T2"> - Delete word right</text:span></text:p>
        </text:list-item>
        <text:list-item>
          <text:p text:style-name="P97"><text:span text:style-name="T3">EXTEND,DELETE</text:span><text:span text:style-name="T2"> - Delete character right</text:span></text:p>
        </text:list-item>
        <text:list-item>
          <text:p text:style-name="P97"><text:span text:style-name="T3">EXTEND,9</text:span><text:span text:style-name="T2"> - Delete to start of BASIC line</text:span></text:p>
        </text:list-item>
        <text:list-item>
          <text:p text:style-name="P97"><text:span text:style-name="T3">EXTEND,0</text:span><text:span text:style-name="T2"> - Delete to end of BASIC line</text:span></text:p>
        </text:list-item>
      </text:list>
      <text:p text:style-name="P48"/>
      <text:p text:style-name="P86">Additional Menu Features</text:p>
      <text:p text:style-name="P50"/>
      <text:p text:style-name="P51">All menus now display the amount of RAM available to the Spectrum in the bottom-right corner (this is expected to be 768K for standard 1MB Nexts and 1792K for fully-expanded 2MB Nexts).</text:p>
      <text:p text:style-name="P50"/>
      <text:p text:style-name="P51">The current clock speed is displayed in the menu title bar, and defaults to the standard 3.5MHz at boot. It can be altered whilst in the menus by pressing the left and right cursor keys to reduce/increase the speed respectively. (It is not yet known what the maximum available speed will be).</text:p>
      <text:p text:style-name="P51"/>
      <text:p text:style-name="P52">If a real-time clock module is present (and has been correctly set using the <text:span text:style-name="T15">.DATE </text:span>and <text:span text:style-name="T15">.TIME </text:span>dot commands), then the current date and time are shown in a footer at the bottom of the menu.</text:p>
      <text:p text:style-name="P53">Main Menu</text:p>
      <text:p text:style-name="P40"/>
      <text:p text:style-name="P40">The main menu now contains the following items:</text:p>
      <text:list xml:id="list1861428263280500749" text:style-name="L1">
        <text:list-item>
          <text:p text:style-name="P87">Browser</text:p>
        </text:list-item>
        <text:list-item>
          <text:p text:style-name="P87">NextOS</text:p>
        </text:list-item>
        <text:list-item>
          <text:p text:style-name="P87">NextBASIC</text:p>
        </text:list-item>
        <text:list-item>
          <text:p text:style-name="P87">Calculator</text:p>
        </text:list-item>
        <text:list-item>
          <text:p text:style-name="P87">CP/M</text:p>
        </text:list-item>
        <text:list-item>
          <text:p text:style-name="P87">Boot A:</text:p>
        </text:list-item>
        <text:list-item>
          <text:p text:style-name="P87">Tape Loader</text:p>
        </text:list-item>
        <text:list-item>
          <text:p text:style-name="P87">48 BASIC</text:p>
        </text:list-item>
      </text:list>
      <text:p text:style-name="P40"/>
      <text:p text:style-name="P40">Of these, <text:span text:style-name="T5">NextBASIC, Calculator </text:span><text:span text:style-name="T8">and </text:span><text:span text:style-name="T5">48 BASIC </text:span><text:span text:style-name="T8">are the same as the old </text:span><text:span text:style-name="T5">+3 BASIC, Calculator </text:span><text:span text:style-name="T8">and </text:span><text:span text:style-name="T5">48 BASIC </text:span><text:span text:style-name="T8">options.</text:span></text:p>
      <text:p text:style-name="P42"/>
      <text:p text:style-name="P40"><text:span text:style-name="T8">The old </text:span><text:span text:style-name="T5">Loader </text:span><text:span text:style-name="T8">option is now split into two:</text:span></text:p>
      <text:p text:style-name="P41"/>
      <text:p text:style-name="P45">Boot A:</text:p>
      <text:p text:style-name="P42">Attempts to boot any floppy disk in drive A: <text:span text:style-name="T35">(if a third-party +3-compatible floppy disk interface and drive is attached).</text:span></text:p>
      <text:p text:style-name="P42">This will also work if a partition or disk image has been mapped to drive A: (provided there is a boot sector or a “DISK” filename to load and boot). Note that most +3 disk software was copy-protected and/or hard-coded to use the floppy drive, so this won’t work for a lot of commercial releases.</text:p>
      <text:p text:style-name="P42"/>
      <text:p text:style-name="P45">Loader</text:p>
      <text:p text:style-name="P42">This will start loading from cassette. If a .TAP file has been attached to the tape input (using the <text:span text:style-name="T15">.tapein </text:span>dot command), then this will be loaded.</text:p>
      <text:p text:style-name="P42"/>
      <text:p text:style-name="P42">Three new options have also been added. The <text:span text:style-name="T5">Browser </text:span>is described in a later section. The other two new options are:</text:p>
      <text:p text:style-name="P42"/>
      <text:p text:style-name="P45">NextOS</text:p>
      <text:p text:style-name="P42">This is the same as the <text:span text:style-name="T5">NextBASIC </text:span>option except that any currently-resident BASIC program is not listed (and can’t be directly edited, although you can still RUN the program, enter new lines, or delete them by just entering the line number). The main purpose is for using disk-related commands such as <text:span text:style-name="T15">CAT </text:span>so that the output can be seen without being continually replaced by the program listing.</text:p>
      <text:p text:style-name="P42"/>
      <text:p text:style-name="P45">CP/M</text:p>
      <text:p text:style-name="P47"><text:span text:style-name="T17">This will re-map drives </text:span><text:span text:style-name="T18">to files in the </text:span><text:span text:style-name="T20">C:/NEXTOS </text:span><text:span text:style-name="T18">directory named CPM-A.P3D etc (or, if not present, DRV-A.P3D etc) </text:span><text:span text:style-name="T19">and then attempt to load the </text:span><text:span text:style-name="T21">CP/M </text:span><text:span text:style-name="T19">operating system from drive A:. Therefore, </text:span><text:span text:style-name="T21">C:/NEXTOS/CPM-A.P3D</text:span><text:span text:style-name="T19"> must contain all the necessary </text:span><text:span text:style-name="T21">CP/M </text:span><text:span text:style-name="T19">system files for the ZX Spectrum Next. (It is intended that this drive image will be made available for download or distributed on the SD card).</text:span></text:p>
      <text:p text:style-name="P43"/>
      <text:p text:style-name="P54"><text:span text:style-name="T9">T</text:span><text:span text:style-name="T8">he NextBASIC Editor</text:span></text:p>
      <text:p text:style-name="P49"/>
      <text:p text:style-name="P46"><text:span text:style-name="T11">The </text:span><text:span text:style-name="T6">NextBASIC </text:span><text:span text:style-name="T11">editor option operates largely as previously, but can now operate in the usual 32-column mode (with colour-coded cursors as noted earlier) or in 64-column or 85-column modes.</text:span></text:p>
      <text:p text:style-name="P44"/>
      <text:p text:style-name="P46"><text:span text:style-name="T11">The 64/85-column options use the </text:span><text:span text:style-name="T6">Timex hi-res </text:span><text:span text:style-name="T11">screen mode, and so are in monochrome. In these modes, instead of colour-coded cursors, there are new cursor shapes:</text:span></text:p>
      <text:p text:style-name="P44"/>
      <text:list xml:id="list5296470608198598343" text:style-name="L2">
        <text:list-item>
          <text:p text:style-name="P88">normal text entry: horizontal bar in lower half of character</text:p>
        </text:list-item>
        <text:list-item>
          <text:p text:style-name="P89">CAPS lock on: <text:span text:style-name="T22">horizontal bar in upper half of character</text:span></text:p>
        </text:list-item>
        <text:list-item>
          <text:p text:style-name="P89">GRAPHICS mode: <text:span text:style-name="T22">vertical bar</text:span></text:p>
        </text:list-item>
        <text:list-item>
          <text:p text:style-name="P89">EXTEND mode: <text:span text:style-name="T22">horizontal stripes</text:span></text:p>
        </text:list-item>
        <text:list-item>
          <text:p text:style-name="P89">error marker: <text:span text:style-name="T22">rectangular outline</text:span></text:p>
        </text:list-item>
      </text:list>
      <text:p text:style-name="P13"/>
      <text:p text:style-name="P5"><text:span text:style-name="T11">The options menu within </text:span><text:span text:style-name="T6">NextBASIC </text:span><text:span text:style-name="T11">now has the following options (note that the previously-available </text:span><text:span text:style-name="T6">Print </text:span><text:span text:style-name="T11">option has been removed):</text:span></text:p>
      <text:p text:style-name="P14"/>
      <text:list xml:id="list7704757017271511496" text:style-name="L3">
        <text:list-item>
          <text:p text:style-name="P90">NextBASIC</text:p>
        </text:list-item>
        <text:list-item>
          <text:p text:style-name="P90">NextOS</text:p>
        </text:list-item>
        <text:list-item>
          <text:p text:style-name="P90">32/64/85</text:p>
        </text:list-item>
        <text:list-item>
          <text:p text:style-name="P90">Screen</text:p>
        </text:list-item>
        <text:list-item>
          <text:p text:style-name="P90">Renumber</text:p>
        </text:list-item>
        <text:list-item>
          <text:p text:style-name="P90">Exit</text:p>
        </text:list-item>
      </text:list>
      <text:p text:style-name="P15"/>
      <text:p text:style-name="P6"><text:span text:style-name="T11">The </text:span><text:span text:style-name="T6">NextBASIC </text:span><text:span text:style-name="T11">and </text:span><text:span text:style-name="T6">NextOS </text:span><text:span text:style-name="T11">options return to the editor in the appropriate mode.</text:span></text:p>
      <text:p text:style-name="P12"/>
      <text:p text:style-name="P8"><text:span text:style-name="T16">32/64/85 </text:span><text:span text:style-name="T11">cycles </text:span><text:span text:style-name="T12">between</text:span><text:span text:style-name="T11"> the number of </text:span><text:span text:style-name="T12">text </text:span><text:span text:style-name="T11">columns available in editing mode </text:span><text:span text:style-name="T12">(with Timex hi-res mode being used for 64 or 85 columns)</text:span><text:span text:style-name="T11">.</text:span></text:p>
      <text:p text:style-name="P12"/>
      <text:p text:style-name="P8"><text:span text:style-name="T16">Screen </text:span><text:span text:style-name="T11">switches between having the editing area in the upper/lower screen (as previously).</text:span></text:p>
      <text:p text:style-name="P15"/>
      <text:p text:style-name="P8"><text:span text:style-name="T16">Renumber </text:span><text:span text:style-name="T11">renumbers the entire program starting at line 10 in steps of 10 (note that this cannot be altered by POKing system variables, as these no longer exist. Instead the new </text:span><text:span text:style-name="T13">LINE..TO </text:span><text:span text:style-name="T11">command must be used).</text:span></text:p>
      <text:p text:style-name="P15"/>
      <text:p text:style-name="P8"><text:span text:style-name="T16">Exit </text:span><text:span text:style-name="T11">exits the editor and returns to the main menu.</text:span></text:p>
      <text:p text:style-name="P15"/>
      <text:p text:style-name="P15"/>
      <text:p text:style-name="P16">Note that the editor mode is independent of the mode used by BASIC. Therefore, even if you have switched to hi-res mode in the editor, when a BASIC command or program is executed, the mode is changed to whatever was last set by the <text:span text:style-name="T15">LAYER </text:span>command (or to standard Spectrum mode if no <text:span text:style-name="T15">LAYER </text:span>commands have been issued). When the command/program has finished, the mode will switch back to the appropriate mode for the editor.</text:p>
      <text:p text:style-name="P55">Calculator and NextOS</text:p>
      <text:p text:style-name="P35"/>
      <text:p text:style-name="P9"><text:span text:style-name="T8">The options menu in the </text:span>Calculator <text:span text:style-name="T8">mode now has the following options:</text:span></text:p>
      <text:p text:style-name="P17"/>
      <text:list xml:id="list8852540338367924428" text:style-name="L4">
        <text:list-item>
          <text:p text:style-name="P91">Calculator</text:p>
        </text:list-item>
        <text:list-item>
          <text:p text:style-name="P91">32/64/85</text:p>
        </text:list-item>
        <text:list-item>
          <text:p text:style-name="P91">Exit</text:p>
        </text:list-item>
      </text:list>
      <text:p text:style-name="P17"/>
      <text:p text:style-name="P9"><text:span text:style-name="T8">The options menu in the </text:span>NextOS <text:span text:style-name="T8">mode has the following options:</text:span></text:p>
      <text:p text:style-name="P17"/>
      <text:list xml:id="list3907048037939799222" text:style-name="L5">
        <text:list-item>
          <text:p text:style-name="P92">NextOS</text:p>
        </text:list-item>
        <text:list-item>
          <text:p text:style-name="P92">NextBASIC</text:p>
        </text:list-item>
        <text:list-item>
          <text:p text:style-name="P92">32/64/85</text:p>
        </text:list-item>
        <text:list-item>
          <text:p text:style-name="P92">Exit</text:p>
        </text:list-item>
      </text:list>
      <text:p text:style-name="P17"/>
      <text:p text:style-name="P9"><text:span text:style-name="T8">All the options work in the same way as those found in the </text:span>NextBASIC <text:span text:style-name="T8">options menu.</text:span></text:p>
      <text:p text:style-name="P17"/>
      <text:p text:style-name="P9"><text:span text:style-name="T8">Note that the </text:span>NextBASIC, NextOS <text:span text:style-name="T8">and </text:span>Calculator <text:span text:style-name="T8">modes all use the same setting for 32/64/85 columns, so changing the number of columns in one also affects the others.</text:span></text:p>
      <text:p text:style-name="P17"/>
      <text:p text:style-name="P56">Browser</text:p>
      <text:p text:style-name="P18"/>
      <text:p text:style-name="P18">This option allows a<text:span text:style-name="T24">n easy</text:span> way to <text:span text:style-name="T39">manage</text:span> and run files from the SD card.</text:p>
      <text:p text:style-name="P18"/>
      <text:p text:style-name="P10"><text:span text:style-name="T8">On entry to the </text:span>Browser<text:span text:style-name="T8">, the files and subdirectories in the current directory are listed.</text:span></text:p>
      <text:p text:style-name="P18"/>
      <text:p text:style-name="P18">The <text:span text:style-name="T36">current file/directory </text:span>highligh<text:span text:style-name="T36">t</text:span> may be <text:span text:style-name="T36">mov</text:span>ed by using the up/down cursor keys. If there are more files than will fit on a single screen, then using left/right will move one page backwards/forwards respectively. Using down at the bottom of the screen or up at the top of the screen also moves to the next/previous page.</text:p>
      <text:p text:style-name="P18"/>
      <text:p text:style-name="P11"><text:span text:style-name="T8">The currently-selected file/directory is highlighted in </text:span><text:span text:style-name="T14">cyan </text:span><text:span text:style-name="T8">if the file can be executed or in </text:span><text:span text:style-name="T14">yellow </text:span><text:span text:style-name="T8">if </text:span><text:span text:style-name="T14">NextOS </text:span><text:span text:style-name="T8">does not support executing that type of file.</text:span></text:p>
      <text:p text:style-name="P18"/>
      <text:p text:style-name="P19">Available keys are:</text:p>
      <text:list xml:id="list3140887123440122336" text:style-name="L6">
        <text:list-item>
          <text:p text:style-name="P93"><text:span text:style-name="T15">cursor keys</text:span>: navigate up/down/back page/forward page</text:p>
        </text:list-item>
        <text:list-item>
          <text:p text:style-name="P93"><text:span text:style-name="T15">SPACE/BREAK</text:span>: exit the browser back to the main menu</text:p>
        </text:list-item>
        <text:list-item>
          <text:p text:style-name="P93"><text:span text:style-name="T15">ENTER</text:span>: load/execute the currently-selected file (or change to the currently-selected directory)</text:p>
        </text:list-item>
        <text:list-item>
          <text:p text:style-name="P95"><text:span text:style-name="T14">EDIT</text:span><text:span text:style-name="T8">: move back up one directory level (this can also be done by pressing </text:span><text:span text:style-name="T14">ENTER </text:span><text:span text:style-name="T8">on the special </text:span><text:span text:style-name="T14">.. </text:span><text:span text:style-name="T8">directory)</text:span></text:p>
        </text:list-item>
        <text:list-item>
          <text:p text:style-name="P93"><text:span text:style-name="T15">D</text:span>: change the current drive to the next available mapped drive</text:p>
        </text:list-item>
        <text:list-item>
          <text:p text:style-name="P94">M<text:span text:style-name="T23">: allows the SD card to be removed and/or replaced</text:span></text:p>
        </text:list-item>
        <text:list-item>
          <text:p text:style-name="P94">K<text:span text:style-name="T23">: make a new directory</text:span></text:p>
        </text:list-item>
        <text:list-item>
          <text:p text:style-name="P94">R<text:span text:style-name="T23">: rename the currently-highlighted file or directory</text:span></text:p>
        </text:list-item>
        <text:list-item>
          <text:p text:style-name="P94">C<text:span text:style-name="T23">: copy the currently-highlighted file. You can then navigate to a different drive and/or directory and press </text:span>P <text:span text:style-name="T23">to paste a copy of the file</text:span></text:p>
        </text:list-item>
        <text:list-item>
          <text:p text:style-name="P94">E<text:span text:style-name="T23">: erase the currently-highlighted file or (empty) directory</text:span></text:p>
        </text:list-item>
      </text:list>
      <text:p text:style-name="P32"/>
      <text:p text:style-name="P32"><text:span text:style-name="T23">If the chosen action cannot be performed, the </text:span><text:span text:style-name="T7">Browser </text:span><text:span text:style-name="T23">will beep and abort the operation.</text:span></text:p>
      <text:p text:style-name="P19"/>
      <text:p text:style-name="P28">The browser can be used as a quick directory navigation tool (instead of using <text:span text:style-name="T15">CD </text:span>commands), since when you exit it with <text:span text:style-name="T15">SPACE </text:span>or <text:span text:style-name="T15">BREAK</text:span>, the new current directory is the one that was last displayed in the browser.</text:p>
      <text:p text:style-name="P37"/>
      <text:p text:style-name="P58">Browser configuration</text:p>
      <text:p text:style-name="P38"/>
      <text:p text:style-name="P20">The filetypes supported by the <text:span text:style-name="T5">Browser </text:span>are defined in the <text:span text:style-name="T34">plain </text:span>text configuration file <text:span text:style-name="T15">C:/NEXTOS/BROWSER.CFG </text:span>which is loaded every time that the browser is started.</text:p>
      <text:p text:style-name="P20"/>
      <text:p text:style-name="P20">This file contains one line per filetype. The first 1-3 characters are the extension to be supported (this must be in capitals). The next character is a colon (:). The remainder of the line is a BASIC command (or commands, separated with colons) which is used to execute the file. Within the list of commands, the <text:span text:style-name="T33">vertical bar</text:span> symbol (<text:span text:style-name="T31">|</text:span>) represents the selected file, and will be replaced directly with the (short) filename.</text:p>
      <text:p text:style-name="P20"/>
      <text:p text:style-name="P27">Note that this is a plain text file and commands are written in standard ASCII text, not using Spectrum token codes.</text:p>
      <text:p text:style-name="P20"/>
      <text:p text:style-name="P29">You can use the special wildcard character <text:span text:style-name="T15">* </text:span>to match all remaining characters in the filetype. eg <text:span text:style-name="T15">Z*: </text:span>matches .z, .z5, .zip etc. To match all remaining files, use <text:span text:style-name="T15">*: </text:span>on the last line of the configuration file, eg:</text:p>
      <text:p text:style-name="P31"/>
      <text:p text:style-name="P29">*:.hexdump |</text:p>
      <text:p text:style-name="P20"/>
      <text:p text:style-name="P20">You can also use the special wildcard character <text:span text:style-name="T15">? </text:span>to match a single character in the filetype. eg <text:span text:style-name="T15">Z?: </text:span>matches .z3, .z4, .z5 etc but not .z or .zip.</text:p>
      <text:p text:style-name="P20"/>
      <text:p text:style-name="P20">An example of possible contents for this file is as follows (something similar will be provided on the SD card and/or for download):</text:p>
      <text:p text:style-name="P20"/>
      <text:p text:style-name="P26"><text:span text:style-name="T32">BAS</text:span>:load “<text:span text:style-name="T33">|</text:span><text:span text:style-name="T26">”</text:span></text:p>
      <text:p text:style-name="P20"><text:span text:style-name="T32">Z</text:span>80:spectrum “<text:span text:style-name="T33">|</text:span><text:span text:style-name="T25">”</text:span></text:p>
      <text:p text:style-name="P20"><text:span text:style-name="T30">SNA</text:span><text:span text:style-name="T25">:spectrum “</text:span><text:span text:style-name="T31">|</text:span><text:span text:style-name="T25">”</text:span></text:p>
      <text:p text:style-name="P20"><text:span text:style-name="T30">TAP</text:span><text:span text:style-name="T25">:.tapein </text:span><text:span text:style-name="T31">|</text:span><text:span text:style-name="T25">:load “t:”:load “”</text:span></text:p>
      <text:p text:style-name="P20"><text:span text:style-name="T30">O</text:span><text:span text:style-name="T25">:spectrum “</text:span><text:span text:style-name="T31">|</text:span><text:span text:style-name="T25">”</text:span></text:p>
      <text:p text:style-name="P20"><text:span text:style-name="T30">P</text:span><text:span text:style-name="T25">:spectrum “</text:span><text:span text:style-name="T31">|</text:span><text:span text:style-name="T25">”</text:span></text:p>
      <text:p text:style-name="P24"><text:span text:style-name="T30">POK</text:span><text:span text:style-name="T25">:spectrum “</text:span><text:span text:style-name="T31">|</text:span><text:span text:style-name="T26">”</text:span></text:p>
      <text:p text:style-name="P20"><text:span text:style-name="T30">TXT</text:span><text:span text:style-name="T25">:copy “</text:span><text:span text:style-name="T31">|</text:span><text:span text:style-name="T25">” to screen$</text:span></text:p>
      <text:p text:style-name="P21"><text:span text:style-name="T30">DOC</text:span><text:span text:style-name="T25">:copy “</text:span><text:span text:style-name="T31">|</text:span><text:span text:style-name="T25">” to screen$</text:span></text:p>
      <text:p text:style-name="P21"><text:span text:style-name="T30">SCR</text:span><text:span text:style-name="T25">:load “</text:span><text:span text:style-name="T31">|</text:span><text:span text:style-name="T25">” screen$:pause 0</text:span></text:p>
      <text:p text:style-name="P20"><text:span text:style-name="T30">LY</text:span><text:span text:style-name="T25">2:layer 2,1:load “</text:span><text:span text:style-name="T31">|</text:span><text:span text:style-name="T25">” layer:pause 0:layer 2,0</text:span></text:p>
      <text:p text:style-name="P23"><text:span text:style-name="T30">LY</text:span><text:span text:style-name="T25">0:layer 1,0:load “</text:span><text:span text:style-name="T31">|</text:span><text:span text:style-name="T25">” layer:pause 0:layer 0</text:span></text:p>
      <text:p text:style-name="P23"><text:span text:style-name="T30">LYH</text:span><text:span text:style-name="T25">:layer 1,2:load “</text:span><text:span text:style-name="T31">|</text:span><text:span text:style-name="T25">” layer:pause 0:layer 0</text:span></text:p>
      <text:p text:style-name="P23"><text:span text:style-name="T30">LYC</text:span><text:span text:style-name="T25">:layer 1,3:load “</text:span><text:span text:style-name="T31">|</text:span><text:span text:style-name="T25">” layer:pause 0:layer 0</text:span></text:p>
      <text:p text:style-name="P23"><text:span text:style-name="T30">Z</text:span><text:span text:style-name="T25">1:</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3"><text:span text:style-name="T30">Z</text:span><text:span text:style-name="T25">2:</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3"><text:span text:style-name="T30">Z</text:span><text:span text:style-name="T25">3:</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3"><text:span text:style-name="T30">Z</text:span><text:span text:style-name="T25">4:</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3"><text:span text:style-name="T30">Z</text:span><text:span text:style-name="T25">5:</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3"><text:span text:style-name="T30">Z</text:span><text:span text:style-name="T25">7:</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3"><text:span text:style-name="T30">Z</text:span><text:span text:style-name="T25">8:</text:span><text:span text:style-name="T28">clear 26623:</text:span><text:span text:style-name="T25">let </text:span><text:span text:style-name="T27">f</text:span><text:span text:style-name="T25">$=”</text:span><text:span text:style-name="T31">|</text:span><text:span text:style-name="T25">”:cd ”c:/zxzvm”:</text:span><text:span text:style-name="T29">merge</text:span><text:span text:style-name="T25"> “zxzvmrun.bas”:</text:span><text:span text:style-name="T29">goto 8000</text:span></text:p>
      <text:p text:style-name="P22"><text:span text:style-name="T30">TZX</text:span><text:span text:style-name="T29">:.tzxtotap </text:span><text:span text:style-name="T31">|</text:span><text:span text:style-name="T25">,</text:span><text:span text:style-name="T29">c:/nextos/tmptap.tap:.tapein “c:/nextos/tmptap.tap”:load “t:”:load “”</text:span></text:p>
      <text:p text:style-name="P57">Editor-related BASIC commands</text:p>
      <text:p text:style-name="P36"/>
      <text:p text:style-name="P25">The editor colour scheme can be chosen using these standard commands from +3e BASIC:</text:p>
      <text:p text:style-name="P25"/>
      <text:p text:style-name="P30">SPECTRUM INK <text:span text:style-name="T7">n</text:span></text:p>
      <text:p text:style-name="P30">SPECTRUM PAPER <text:span text:style-name="T7">n</text:span></text:p>
      <text:p text:style-name="P30">SPECTRUM FLASH <text:span text:style-name="T7">n</text:span></text:p>
      <text:p text:style-name="P30">SPECTRUM BRIGHT <text:span text:style-name="T7">n</text:span></text:p>
      <text:p text:style-name="P30">SPECTRUM ATTR <text:span text:style-name="T7">n</text:span></text:p>
      <text:p text:style-name="P30"/>
      <text:p text:style-name="P30"><text:span text:style-name="T23">The colour scheme applies to the standard 32-column editing mode as well as the hi-resolution 64/85 column modes. However, since Timex hi-res only allows 8 different colour schemes, the scheme used is the one with the same </text:span>PAPER <text:span text:style-name="T23">colour as standard mode.</text:span></text:p>
      <text:p text:style-name="P30"/>
      <text:p text:style-name="P30"/>
      <text:p text:style-name="P25">The default number of columns in the editor can be chosen using the new command:</text:p>
      <text:p text:style-name="P30"/>
      <text:p text:style-name="P30">SPECTRUM CHR$ <text:span text:style-name="T7">n</text:span></text:p>
      <text:p text:style-name="P30"><text:span text:style-name="T23">where </text:span><text:span text:style-name="T7">n </text:span><text:span text:style-name="T23">is 32, 64 or 85.</text:span></text:p>
      <text:p text:style-name="P30"/>
      <text:p text:style-name="P30"><text:span text:style-name="T23">As noted in a previous document, there is no “permanence” with commands like these, but they can be included in </text:span>C:/NEXTOS/AUTOEXEC.BAT <text:span text:style-name="T23">to be executed automatically at startup.</text:span></text:p>
      <text:p text:style-name="P67"/>
      <text:p text:style-name="P67"/>
      <text:p text:style-name="P70">The screensaver behaviour can be controlled with the new command:</text:p>
      <text:p text:style-name="P78"/>
      <text:p text:style-name="P67"><text:span text:style-name="T15">SPECTRUM SCREEN$ </text:span><text:span text:style-name="T5">n</text:span>,<text:span text:style-name="T5">t</text:span></text:p>
      <text:p text:style-name="P67"><text:span text:style-name="T8">Sets the screensaver to type </text:span><text:span text:style-name="T5">n </text:span><text:span text:style-name="T8">(0=bouncing box, 1=blank screen) with a timeout of </text:span><text:span text:style-name="T5">t </text:span><text:span text:style-name="T8">minutes (1-127). If </text:span><text:span text:style-name="T5">t</text:span><text:span text:style-name="T8">=0, then the screensaver is disabled.</text:span></text:p>
      <text:p text:style-name="P67"/>
      <text:p text:style-name="P73">The screensaver will activate (after the selected timeout) whenever the machine is waiting for a key to be pressed under the following circumstances:</text:p>
      <text:list xml:id="list2691222927916992072" text:style-name="L7">
        <text:list-item>
          <text:p text:style-name="P80">In menus, Browser, Calculator, NextBASIC editor or NextOS command-line</text:p>
        </text:list-item>
        <text:list-item>
          <text:p text:style-name="P81"><text:span text:style-name="T8">During </text:span><text:span text:style-name="T14">INPUT </text:span><text:span text:style-name="T8">statements</text:span></text:p>
        </text:list-item>
        <text:list-item>
          <text:p text:style-name="P81"><text:span text:style-name="T8">During </text:span><text:span text:style-name="T14">PAUSE 0 </text:span><text:span text:style-name="T8">statements</text:span></text:p>
        </text:list-item>
        <text:list-item>
          <text:p text:style-name="P81"><text:span text:style-name="T8">When </text:span><text:span text:style-name="T14">NEXT #</text:span><text:span text:style-name="T5">n,var </text:span><text:span text:style-name="T8">is waiting for a keystroke from K, S or W channels</text:span></text:p>
        </text:list-item>
        <text:list-item>
          <text:p text:style-name="P80">Machine-code software using the IDE_BROWSER call, or the IDE_STREAM_IN call (accessing K, S or W channels) or an IDE_BASIC call accessing the previously listed BASIC statements</text:p>
        </text:list-item>
      </text:list>
      <text:p text:style-name="P69"/>
      <text:p text:style-name="P69"><text:span text:style-name="T8">The screensaver will </text:span><text:span text:style-name="T5">not </text:span><text:span text:style-name="T8">activate when games are being run (unless they use the API calls listed above), or in 48 BASIC mode.</text:span></text:p>
      <text:p text:style-name="P60"/>
      <text:p text:style-name="P59">List of updates</text:p>
      <text:p text:style-name="P34"/>
      <text:p text:style-name="P33"/>
      <text:p text:style-name="P64">Updates: 17 Jan 2018</text:p>
      <text:p text:style-name="P68"><text:span text:style-name="T40">Added </text:span><text:span text:style-name="T15">SPECTRUM SCREEN$ </text:span><text:span text:style-name="T5">n</text:span>,<text:span text:style-name="T5">t </text:span><text:span text:style-name="T10">command (moved from the “NextBASIC additional changes document).</text:span></text:p>
      <text:p text:style-name="P68"/>
      <text:p text:style-name="P72"><text:span text:style-name="T10">A</text:span><text:span text:style-name="T8">dded note of the RTC display in the menus.</text:span></text:p>
      <text:p text:style-name="P68"/>
      <text:p text:style-name="P79"/>
      <text:p text:style-name="P65">Updates: <text:span text:style-name="T39">30</text:span> Nov 2017</text:p>
      <text:p text:style-name="P71">Added description of new Browser features: remount, mkdir, rename, copy/paste and erase.</text:p>
      <text:p text:style-name="P65"/>
      <text:p text:style-name="P65"/>
      <text:p text:style-name="P65">Updates: 25 Nov 2017</text:p>
      <text:p text:style-name="P63">Added note that it is now possible to use the wildcard character <text:span text:style-name="T15">? </text:span>in the Browser configuration file to match <text:span text:style-name="T38">a single</text:span> character in the filetype (with examples).</text:p>
      <text:p text:style-name="P62"/>
      <text:p text:style-name="P62"/>
      <text:p text:style-name="P65">Updates: <text:span text:style-name="T37">14</text:span> Nov 2017</text:p>
      <text:p text:style-name="P63">Added note that it is now possible to use the wildcard character <text:span text:style-name="T15">* </text:span>in the Browser configuration file to match remaining characters in the filetype (with examples).</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0" svg:font-family="0"/>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FreeSans" style:font-family-asian="FreeSans" style:font-family-generic-asian="system" style:font-pitch-asian="variable" style:font-size-asian="12pt" style:language-asian="hi" style:country-asian="IN"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text:number-lines="false" text:line-number="0"/>
      <style:text-properties fo:color="#000000" style:font-name="Liberation Serif" fo:font-family="'Liberation Serif'" style:font-family-generic="roman" style:font-pitch="variable" fo:font-size="12pt" fo:language="en" fo:country="GB" fo:font-style="italic" style:letter-kerning="true" style:font-name-asian="FreeSans" style:font-family-asian="FreeSans" style:font-family-generic-asian="system" style:font-pitch-asian="variable" style:font-size-asian="12pt" style:language-asian="hi" style:country-asian="IN"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fo:color="#000000" style:font-name="Liberation Serif" fo:font-family="'Liberation Serif'" style:font-family-generic="roman" style:font-pitch="variable" fo:font-size="12pt" fo:language="en" fo:country="GB" style:letter-kerning="true" style:font-name-asian="FreeSans" style:font-family-asian="FreeSans" style:font-family-generic-asian="system" style:font-pitch-asian="variable" style:font-size-asian="12pt" style:language-asian="hi" style:country-asian="IN"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Heading_20_2" style:display-name="Heading 2"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Heading_20_3" style:display-name="Heading 3"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orphans="0" fo:widows="0"/>
      <style:text-properties fo:color="#000000" style:font-name="Liberation Mono" fo:font-family="'Liberation Mono'"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style:style>
    <style:style style:name="Quotations" style:family="paragraph" style:parent-style-name="Standard" style:default-outline-level="" style:class="html">
      <style:paragraph-properties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Subtitle" style:family="paragraph" style:parent-style-name="Heading" style:default-outline-level=""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000000"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Mono1" fo:font-size="8pt" officeooo:rsid="00900c16" officeooo:paragraph-rsid="001c9e11"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0</text:page-number> <text:span text:style-name="MT1">of </text:span><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19:32:57.863810402</dc:date>
    <meta:print-date>2017-09-24T15:47:00</meta:print-date>
    <meta:generator>LibreOffice/4.3.3.2$Linux_ARM_EABI LibreOffice_project/430m0$Build-2</meta:generator>
    <meta:editing-duration>P1DT15H47M14S</meta:editing-duration>
    <meta:editing-cycles>53</meta:editing-cycles>
    <meta:document-statistic meta:table-count="0" meta:image-count="0" meta:object-count="0" meta:page-count="10" meta:paragraph-count="174" meta:word-count="2205" meta:character-count="13021" meta:non-whitespace-character-count="11046"/>
  </office:meta>
</office:document-meta>
</file>